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mata" svg:font-family="Armata, sans-serif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6">
      <style:text-properties officeooo:paragraph-rsid="001c61c7"/>
    </style:style>
    <style:style style:name="P2" style:family="paragraph" style:parent-style-name="Text_20_body">
      <style:text-properties fo:font-variant="normal" fo:text-transform="none" fo:color="#444444" style:font-name="Armata" fo:font-size="9.75pt" fo:letter-spacing="normal" fo:font-style="normal" fo:font-weight="normal" officeooo:paragraph-rsid="001c61c7"/>
    </style:style>
    <style:style style:name="P3" style:family="paragraph" style:parent-style-name="Text_20_body">
      <style:text-properties fo:font-variant="normal" fo:text-transform="none" fo:color="#444444" style:font-name="Armata" fo:font-size="9.75pt" fo:letter-spacing="normal" fo:font-style="normal" fo:font-weight="normal" officeooo:rsid="001c61c7" officeooo:paragraph-rsid="001c61c7"/>
    </style:style>
    <style:style style:name="P4" style:family="paragraph" style:parent-style-name="Text_20_body">
      <style:text-properties fo:font-variant="normal" fo:text-transform="none" fo:color="#414042" style:font-name="Armata" fo:font-size="9.75pt" fo:letter-spacing="normal" fo:font-style="normal" fo:font-weight="normal" officeooo:rsid="001c61c7" officeooo:paragraph-rsid="001c61c7"/>
    </style:style>
    <style:style style:name="P5" style:family="paragraph" style:parent-style-name="Text_20_body" style:list-style-name="L4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6" style:family="paragraph" style:parent-style-name="Text_20_body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11" style:family="paragraph" style:parent-style-name="Text_20_body" style:list-style-name="L5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Armata" fo:font-size="9.75pt" fo:letter-spacing="normal" fo:font-style="normal" fo:font-weight="normal"/>
    </style:style>
    <style:style style:name="P12" style:family="paragraph" style:parent-style-name="Standard">
      <style:text-properties officeooo:paragraph-rsid="001c61c7"/>
    </style:style>
    <style:style style:name="P13" style:family="paragraph" style:parent-style-name="Standard">
      <style:text-properties officeooo:rsid="001c61c7" officeooo:paragraph-rsid="001c61c7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te specifications document (to be created + reviewed)</text:p>
      <text:p text:style-name="P12"/>
      <text:list xml:id="list3453560323845666301" text:style-name="WWNum6">
        <text:list-item>
          <text:p text:style-name="P1">New design and branding? – styling and design</text:p>
        </text:list-item>
        <text:list-item>
          <text:p text:style-name="P1">Brief description, intended audience/customers. </text:p>
        </text:list-item>
        <text:list-item>
          <text:p text:style-name="P1">Navigation and menus</text:p>
        </text:list-item>
        <text:list-item>
          <text:p text:style-name="P1">Main page content – Transfer or new? </text:p>
        </text:list-item>
        <text:list-item>
          <text:p text:style-name="P1">Blogs/social media</text:p>
        </text:list-item>
        <text:list-item>
          <text:p text:style-name="P1">Images</text:p>
        </text:list-item>
        <text:list-item>
          <text:p text:style-name="P1">Contact forms</text:p>
        </text:list-item>
        <text:list-item>
          <text:p text:style-name="P1">SEO</text:p>
        </text:list-item>
        <text:list-item>
          <text:p text:style-name="P1">Hosting</text:p>
        </text:list-item>
        <text:list-item>
          <text:p text:style-name="P1">Maintenance and support</text:p>
        </text:list-item>
        <text:list-item>
          <text:p text:style-name="P1">Other requirements</text:p>
        </text:list-item>
        <text:list-item>
          <text:p text:style-name="P1">Exclusions</text:p>
        </text:list-item>
        <text:list-item>
          <text:p text:style-name="P1">Functionality – mob/tablet etc. </text:p>
        </text:list-item>
      </text:list>
      <text:p text:style-name="P12"/>
      <text:p text:style-name="P12">-----------------------------------------------------------------------------------</text:p>
      <text:p text:style-name="P12"/>
      <text:p text:style-name="P2">Which company is that (Company name)</text:p>
      <text:list xml:id="list2446070688431725630" text:style-name="L1">
        <text:list-item>
          <text:p text:style-name="P7">Company activities</text:p>
        </text:list-item>
        <text:list-item>
          <text:p text:style-name="P7">Number of employees</text:p>
        </text:list-item>
        <text:list-item>
          <text:p text:style-name="P7">Competition (link for competition websites)</text:p>
        </text:list-item>
      </text:list>
      <text:p text:style-name="P2">Do you currently have a website?</text:p>
      <text:list xml:id="list6244748485495390834" text:style-name="L2">
        <text:list-item>
          <text:p text:style-name="P8">What is the web address of that website?</text:p>
        </text:list-item>
        <text:list-item>
          <text:p text:style-name="P8">Do you want a website redesign or completely new website?</text:p>
        </text:list-item>
      </text:list>
      <text:p text:style-name="P6"/>
      <text:p text:style-name="P12"/>
      <text:p text:style-name="P2">New presentation which will get new clients and reflect company credibility with its high quality design</text:p>
      <text:list xml:id="list4921852309242633327" text:style-name="L3">
        <text:list-item>
          <text:p text:style-name="P9">Sale increase of some certain product or group of products</text:p>
        </text:list-item>
        <text:list-item>
          <text:p text:style-name="P9">Increase of visits on a website which will be converted in the concrete inquiries for product or service</text:p>
        </text:list-item>
        <text:list-item>
          <text:p text:style-name="P9">Portfolio for presentation</text:p>
        </text:list-item>
      </text:list>
      <text:p text:style-name="P13">seen any other websites you like the look of? What you would expect? </text:p>
      <text:p text:style-name="P13"/>
      <text:p text:style-name="P4">Website types:</text:p>
      <text:list xml:id="list7253275896759606487" text:style-name="L4">
        <text:list-item>
          <text:p text:style-name="P5">Corporate company presentation</text:p>
        </text:list-item>
        <text:list-item>
          <text:p text:style-name="P10">Personal Page</text:p>
        </text:list-item>
        <text:list-item>
          <text:p text:style-name="P10">Online shop (E-commerce Websites)</text:p>
        </text:list-item>
        <text:list-item>
          <text:p text:style-name="P10">Web application</text:p>
        </text:list-item>
        <text:list-item>
          <text:p text:style-name="P10">Social network</text:p>
        </text:list-item>
        <text:list-item>
          <text:p text:style-name="P10">Portfolio</text:p>
        </text:list-item>
        <text:list-item>
          <text:p text:style-name="P10">Blog</text:p>
        </text:list-item>
        <text:list-item>
          <text:p text:style-name="P10"><text:soft-page-break/>Website with specific functionalities</text:p>
        </text:list-item>
      </text:list>
      <text:p text:style-name="P13"/>
      <text:p text:style-name="P13"/>
      <text:p text:style-name="P13"/>
      <text:p text:style-name="P3">What is the number of webpages?</text:p>
      <text:list xml:id="list5802536320581539170" text:style-name="L5">
        <text:list-item>
          <text:p text:style-name="P11">Sitemap is very helpful</text:p>
        </text:list-item>
        <text:list-item>
          <text:p text:style-name="P11">How many different page type/layout (Homepage, About us, Portfolio/Gallery, Contact page)</text:p>
        </text:list-item>
        <text:list-item>
          <text:p text:style-name="P11">Is it single language or multi language website and what is the number of languages?</text:p>
        </text:list-item>
      </text:list>
      <text:p text:style-name="P13"/>
      <text:p text:style-name="P13"/>
      <text:p text:style-name="P13">Maintenance etc</text:p>
      <text:p text:style-name="P13"/>
      <text:p text:style-name="P13"/>
      <text:p text:style-name="P13"/>
      <text:p text:style-name="P13">functionalities</text:p>
      <text:p text:style-name="P13"/>
      <text:p text:style-name="P13">Budget</text:p>
      <text:p text:style-name="P13"/>
      <text:p text:style-name="P13">Deadlines</text:p>
      <text:p text:style-name="P13"/>
      <text:p text:style-name="P13"/>
      <text:p text:style-name="P13">considerations</text:p>
      <text:p text:style-name="P13"/>
      <text:p text:style-name="P13">assumptions</text:p>
      <text:p text:style-name="P13"/>
      <text:p text:style-name="P13">exclusion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mata" svg:font-family="Armata, sans-serif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9:41:42.252000000</meta:creation-date>
    <dc:date>2018-07-11T20:36:58.303000000</dc:date>
    <meta:editing-duration>PT23M22S</meta:editing-duration>
    <meta:editing-cycles>1</meta:editing-cycles>
    <meta:document-statistic meta:table-count="0" meta:image-count="0" meta:object-count="0" meta:page-count="2" meta:paragraph-count="47" meta:word-count="242" meta:character-count="1532" meta:non-whitespace-character-count="1362"/>
    <meta:generator>LibreOffice/5.0.4.2$Windows_x86 LibreOffice_project/2b9802c1994aa0b7dc6079e128979269cf95bc78</meta:generator>
  </office:meta>
</office:document-meta>
</file>